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1"/>
    </style:style>
    <style:style style:name="T1" style:family="text">
      <style:text-properties style:text-underline-style="solid" style:text-underline-width="auto" style:text-underline-color="font-color" fo:font-weight="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Cornbread</text:span><text:line-break/><text:line-break/>1 ¼ cups whole wheat pastry flour<text:line-break/>¾ cup finely ground cornmeal or corn flour (I grind my own to a coarse corn flour)<text:line-break/>2 T sucanat or brown sugar<text:line-break/>2 t baking powder<text:line-break/>½ t salt<text:line-break/>1 cup milk or buttermilk<text:line-break/>¼ cup olive oil<text:line-break/>1 egg<text:line-break/><text:line-break/>Heat oven to 400. Grease or spray an 8 or 9 inch pan. Mix milk, oil and egg until well blended. In separate bowl mix dry ingredients and add to liquid and stir until moistened. Pour batter into pan and bake 20 to 25 minutes or until golden brown. I double this recipe and bake in a 9x13 pan for 25 minutes (need to check, it could 30minutes).</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03:25.10</meta:creation-date>
    <meta:document-statistic meta:table-count="0" meta:image-count="0" meta:object-count="0" meta:page-count="1" meta:paragraph-count="1" meta:word-count="117" meta:character-count="572"/>
    <dc:date>2017-05-05T19:19:52.50</dc:date>
    <dc:creator>Crystal Miller</dc:creator>
    <meta:editing-duration>PT17S</meta:editing-duration>
    <meta:editing-cycles>1</meta:editing-cycles>
    <meta:generator>OpenOffice/4.1.1$Win32 OpenOffice.org_project/411m6$Build-9775</meta:generator>
  </office:meta>
</office:document-meta>
</file>